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2cm" svg:stroke-color="#0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_20__28_var_29_"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3.005cm" svg:height="4.517cm" svg:x="7.695cm" svg:y="7.4cm">
          <draw:text-box>
            <text:p text:style-name="P1"><text:span text:style-name="T1">Fonctionnement de l'algorithme de Naimi-Tréhe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3" draw:text-style-name="P3" draw:layer="layout" svg:width="3cm" svg:height="3cm" svg:x="12cm" svg:y="4.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3.1cm" svg:y="15.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9cm" svg:y="15.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22.1cm" svg:y="15.5cm">
          <text:p text:style-name="P1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5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6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8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4cm" svg:y1="15.8cm" svg:x2="12.4cm" svg:y2="6.8cm">
          <text:p/>
        </draw:line>
        <draw:line draw:style-name="gr7" draw:text-style-name="P1" draw:layer="layout" svg:x1="11cm" svg:y1="15.6cm" svg:x2="13.5cm" svg:y2="7.4cm">
          <text:p/>
        </draw:line>
        <draw:line draw:style-name="gr7" draw:text-style-name="P1" draw:layer="layout" svg:x1="22.4cm" svg:y1="16.1cm" svg:x2="14.9cm" svg:y2="6.6cm">
          <text:p/>
        </draw:line>
        <draw:line draw:style-name="gr7" draw:text-style-name="P1" draw:layer="layout" svg:x1="22.8cm" svg:y1="2.5cm" svg:x2="22.8cm" svg:y2="0.5cm">
          <text:p/>
        </draw:line>
        <draw:frame draw:style-name="gr8" draw:text-style-name="P5" draw:layer="layout" svg:width="1.958cm" svg:height="1.038cm" svg:x="24.025cm" svg:y="1.1cm">
          <draw:text-box>
            <text:p><text:span text:style-name="T3">Last</text:span></text:p>
          </draw:text-box>
        </draw:frame>
        <draw:line draw:style-name="gr7" draw:text-style-name="P1" draw:layer="layout" svg:x1="22.4cm" svg:y1="16.1cm" svg:x2="14.9cm" svg:y2="6.6cm">
          <text:p/>
        </draw:line>
        <draw:line draw:style-name="gr9" draw:text-style-name="P1" draw:layer="layout" svg:x1="22.8cm" svg:y1="5cm" svg:x2="22.801cm" svg:y2="2.9cm">
          <text:p/>
        </draw:line>
        <draw:frame draw:style-name="gr8" draw:text-style-name="P5" draw:layer="layout" svg:width="2.039cm" svg:height="1.038cm" svg:x="24.026cm" svg:y="3.5cm">
          <draw:text-box>
            <text:p><text:span text:style-name="T3">Next</text:span></text:p>
          </draw:text-box>
        </draw:frame>
        <draw:frame draw:style-name="gr10" draw:text-style-name="P5" draw:layer="layout" svg:width="16.5cm" svg:height="1.038cm" svg:x="1cm" svg:y="1.501cm">
          <draw:text-box>
            <text:p><text:span text:style-name="T4">Initialisation:</text:span><text:span text:style-name="T3"> (1) a le jeton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3" draw:text-style-name="P3" draw:layer="layout" svg:width="3cm" svg:height="3cm" svg:x="12.001cm" svg:y="4.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3.101cm" svg:y="15.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9.001cm" svg:y="15.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22.101cm" svg:y="15.5cm">
          <text:p text:style-name="P1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5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6.6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8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001cm" svg:y1="15.6cm" svg:x2="13.501cm" svg:y2="7.4cm">
          <text:p/>
        </draw:line>
        <draw:line draw:style-name="gr7" draw:text-style-name="P1" draw:layer="layout" svg:x1="22.401cm" svg:y1="16.1cm" svg:x2="14.901cm" svg:y2="6.6cm">
          <text:p/>
        </draw:line>
        <draw:line draw:style-name="gr7" draw:text-style-name="P1" draw:layer="layout" svg:x1="22.801cm" svg:y1="2.5cm" svg:x2="22.801cm" svg:y2="0.5cm">
          <text:p/>
        </draw:line>
        <draw:frame draw:style-name="gr8" draw:text-style-name="P5" draw:layer="layout" svg:width="1.958cm" svg:height="1.038cm" svg:x="24.026cm" svg:y="1.1cm">
          <draw:text-box>
            <text:p><text:span text:style-name="T3">Last</text:span></text:p>
          </draw:text-box>
        </draw:frame>
        <draw:line draw:style-name="gr7" draw:text-style-name="P1" draw:layer="layout" svg:x1="22.401cm" svg:y1="16.1cm" svg:x2="14.901cm" svg:y2="6.6cm">
          <text:p/>
        </draw:line>
        <draw:line draw:style-name="gr9" draw:text-style-name="P1" draw:layer="layout" svg:x1="22.801cm" svg:y1="5cm" svg:x2="22.802cm" svg:y2="2.9cm">
          <text:p/>
        </draw:line>
        <draw:frame draw:style-name="gr8" draw:text-style-name="P5" draw:layer="layout" svg:width="2.039cm" svg:height="1.038cm" svg:x="24.027cm" svg:y="3.5cm">
          <draw:text-box>
            <text:p><text:span text:style-name="T3">Next</text:span></text:p>
          </draw:text-box>
        </draw:frame>
        <draw:frame draw:style-name="gr10" draw:text-style-name="P5" draw:layer="layout" svg:width="16.5cm" svg:height="1.825cm" svg:x="1cm" svg:y="1.5cm">
          <draw:text-box>
            <text:p><text:span text:style-name="T3">(2) envoi une Token Request à son last : (1)</text:span></text:p>
            <text:p><text:span text:style-name="T3">On obtient :</text:span></text:p>
          </draw:text-box>
        </draw:frame>
        <draw:line draw:style-name="gr7" draw:text-style-name="P1" draw:layer="layout" svg:x1="12.5cm" svg:y1="7.1cm" svg:x2="5.5cm" svg:y2="16.1cm">
          <text:p/>
        </draw:line>
        <draw:line draw:style-name="gr9" draw:text-style-name="P1" draw:layer="layout" svg:x1="12cm" svg:y1="6.6cm" svg:x2="5cm" svg:y2="15.6cm">
          <text:p/>
        </draw:lin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3" draw:text-style-name="P3" draw:layer="layout" svg:width="3cm" svg:height="3cm" svg:x="12.001cm" svg:y="4.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3.101cm" svg:y="15.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9.001cm" svg:y="15.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22.101cm" svg:y="15.5cm">
          <text:p text:style-name="P1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5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6.6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8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401cm" svg:y1="16.1cm" svg:x2="14.901cm" svg:y2="6.6cm">
          <text:p/>
        </draw:line>
        <draw:line draw:style-name="gr7" draw:text-style-name="P1" draw:layer="layout" svg:x1="22.801cm" svg:y1="2.5cm" svg:x2="22.801cm" svg:y2="0.5cm">
          <text:p/>
        </draw:line>
        <draw:frame draw:style-name="gr8" draw:text-style-name="P5" draw:layer="layout" svg:width="1.958cm" svg:height="1.038cm" svg:x="24.026cm" svg:y="1.1cm">
          <draw:text-box>
            <text:p><text:span text:style-name="T3">Last</text:span></text:p>
          </draw:text-box>
        </draw:frame>
        <draw:line draw:style-name="gr7" draw:text-style-name="P1" draw:layer="layout" svg:x1="22.401cm" svg:y1="16.1cm" svg:x2="14.901cm" svg:y2="6.6cm">
          <text:p/>
        </draw:line>
        <draw:line draw:style-name="gr9" draw:text-style-name="P1" draw:layer="layout" svg:x1="22.801cm" svg:y1="5cm" svg:x2="22.802cm" svg:y2="2.9cm">
          <text:p/>
        </draw:line>
        <draw:frame draw:style-name="gr8" draw:text-style-name="P5" draw:layer="layout" svg:width="2.039cm" svg:height="1.038cm" svg:x="24.027cm" svg:y="3.5cm">
          <draw:text-box>
            <text:p><text:span text:style-name="T3">Next</text:span></text:p>
          </draw:text-box>
        </draw:frame>
        <draw:frame draw:style-name="gr10" draw:text-style-name="P5" draw:layer="layout" svg:width="16.5cm" svg:height="1.825cm" svg:x="1cm" svg:y="1.5cm">
          <draw:text-box>
            <text:p><text:span text:style-name="T3">(3) envoi une Token Request à son last : (1)</text:span></text:p>
            <text:p><text:span text:style-name="T3">On obtient :</text:span></text:p>
          </draw:text-box>
        </draw:frame>
        <draw:line draw:style-name="gr7" draw:text-style-name="P1" draw:layer="layout" svg:x1="6.1cm" svg:y1="17cm" svg:x2="9.1cm" svg:y2="17cm">
          <text:p/>
        </draw:line>
        <draw:line draw:style-name="gr9" draw:text-style-name="P1" draw:layer="layout" svg:x1="12cm" svg:y1="6.6cm" svg:x2="5cm" svg:y2="15.6cm">
          <text:p/>
        </draw:line>
        <draw:line draw:style-name="gr7" draw:text-style-name="P1" draw:layer="layout" svg:x1="13.5cm" svg:y1="7.5cm" svg:x2="11cm" svg:y2="15.5cm">
          <text:p/>
        </draw:line>
        <draw:line draw:style-name="gr9" draw:text-style-name="P1" draw:layer="layout" svg:x1="5.9cm" svg:y1="17.8cm" svg:x2="9.4cm" svg:y2="17.8cm">
          <text:p/>
        </draw:lin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3" draw:text-style-name="P3" draw:layer="layout" svg:width="3cm" svg:height="3cm" svg:x="12.001cm" svg:y="4.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3.101cm" svg:y="15.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9.001cm" svg:y="15.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cm" svg:height="3cm" svg:x="22.101cm" svg:y="15.5cm">
          <text:p text:style-name="P1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801cm" svg:y1="2.5cm" svg:x2="22.801cm" svg:y2="0.5cm">
          <text:p/>
        </draw:line>
        <draw:frame draw:style-name="gr8" draw:text-style-name="P5" draw:layer="layout" svg:width="1.958cm" svg:height="1.038cm" svg:x="24.026cm" svg:y="1.1cm">
          <draw:text-box>
            <text:p><text:span text:style-name="T3">Last</text:span></text:p>
          </draw:text-box>
        </draw:frame>
        <draw:line draw:style-name="gr9" draw:text-style-name="P1" draw:layer="layout" svg:x1="22.801cm" svg:y1="5cm" svg:x2="22.802cm" svg:y2="2.9cm">
          <text:p/>
        </draw:line>
        <draw:frame draw:style-name="gr8" draw:text-style-name="P5" draw:layer="layout" svg:width="2.039cm" svg:height="1.038cm" svg:x="24.027cm" svg:y="3.5cm">
          <draw:text-box>
            <text:p><text:span text:style-name="T3">Next</text:span></text:p>
          </draw:text-box>
        </draw:frame>
        <draw:frame draw:style-name="gr10" draw:text-style-name="P5" draw:layer="layout" svg:width="16.5cm" svg:height="1.825cm" svg:x="1cm" svg:y="1.5cm">
          <draw:text-box>
            <text:p><text:span text:style-name="T3">(n) envoi une Token Request à son last : (1)</text:span></text:p>
            <text:p><text:span text:style-name="T3">On obtient :</text:span></text:p>
          </draw:text-box>
        </draw:frame>
        <draw:line draw:style-name="gr7" draw:text-style-name="P1" draw:layer="layout" svg:x1="6.1cm" svg:y1="17cm" svg:x2="9.1cm" svg:y2="17cm">
          <text:p/>
        </draw:line>
        <draw:line draw:style-name="gr9" draw:text-style-name="P1" draw:layer="layout" svg:x1="12cm" svg:y1="6.6cm" svg:x2="5cm" svg:y2="15.6cm">
          <text:p/>
        </draw:line>
        <draw:line draw:style-name="gr7" draw:text-style-name="P1" draw:layer="layout" svg:x1="14.8cm" svg:y1="6.7cm" svg:x2="22.3cm" svg:y2="16.2cm">
          <text:p/>
        </draw:line>
        <draw:line draw:style-name="gr9" draw:text-style-name="P1" draw:layer="layout" svg:x1="5.9cm" svg:y1="17.8cm" svg:x2="9.4cm" svg:y2="17.8cm">
          <text:p/>
        </draw:line>
        <draw:line draw:style-name="gr7" draw:text-style-name="P1" draw:layer="layout" svg:x1="12cm" svg:y1="17cm" svg:x2="22.1cm" svg:y2="17cm">
          <text:p/>
        </draw:line>
        <draw:line draw:style-name="gr9" draw:text-style-name="P1" draw:layer="layout" svg:x1="11.8cm" svg:y1="17.8cm" svg:x2="22.3cm" svg:y2="17.8cm">
          <text:p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imana </meta:initial-creator>
    <meta:creation-date>2010-04-26T13:07:26</meta:creation-date>
    <dc:date>2010-04-29T10:37:06</dc:date>
    <dc:creator>raimana </dc:creator>
    <meta:editing-duration>PT00H41M15S</meta:editing-duration>
    <meta:editing-cycles>4</meta:editing-cycles>
    <meta:generator>OpenOffice.org/3.1$Linux OpenOffice.org_project/310m19$Build-9420</meta:generator>
    <meta:document-statistic meta:object-count="98"/>
  </office:meta>
</office:document-meta>
</file>